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5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3:$БД.$A$14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3:$БД.$A$34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17:$БД.$A$18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1:$БД.$A$23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26:$БД.$A$30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37:$БД.$A$38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47:$БД.$A$50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Они заблокированы для того, чтобы случайно что-нибудь на них не поменять. В случае желания покопаться в работе таблицы пароль к этим листам: «vostok». 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1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_3_D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68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3];[$Настройки.B5]=[$БД.A14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3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14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3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Плита стола 400х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5];1;0)" office:value-type="float" office:value="1" calcext:value-type="float">
            <text:p>1</text:p>
          </table:table-cell>
          <table:table-cell table:style-name="ce47"/>
          <table:table-cell table:style-name="ce26" table:formula="of:=[.B41]*[.C41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$C$41]" office:value-type="float" office:value="1" calcext:value-type="float">
            <text:p>1</text:p>
          </table:table-cell>
          <table:table-cell table:style-name="ce47"/>
          <table:table-cell table:style-name="ce26" table:formula="of:=[.B42]*[.C4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тол 314x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7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ROUNDDOWN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46]*[.C46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48]*[.C48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52]*[.C5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0];1;0)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49];1;0)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1];1;0)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2];1;0)" office:value-type="float" office:value="1" calcext:value-type="float">
            <text:p>1</text:p>
          </table:table-cell>
          <table:table-cell table:style-name="ce47"/>
          <table:table-cell table:style-name="ce26" table:formula="of:=[.B56]*[.C56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3];1;0)" office:value-type="float" office:value="0" calcext:value-type="float">
            <text:p>0</text:p>
          </table:table-cell>
          <table:table-cell table:style-name="ce47"/>
          <table:table-cell table:style-name="ce26" table:formula="of:=[.B57]*[.C5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27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58]*[.C5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28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28];1;0)" office:value-type="float" office:value="0" calcext:value-type="float">
            <text:p>0</text:p>
          </table:table-cell>
          <table:table-cell table:style-name="ce47"/>
          <table:table-cell table:style-name="ce26" table:formula="of:=[.B59]*[.C5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29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29]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0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0]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26];0;1)" office:value-type="float" office:value="1" calcext:value-type="float">
            <text:p>1</text:p>
          </table:table-cell>
          <table:table-cell table:style-name="ce47"/>
          <table:table-cell table:style-name="ce26" table:formula="of:=[.B62]*[.C62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63]*[.C63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64]*[.C64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37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65]*[.C65]*[.D65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18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COM.MICROSOFT.IFS([$Настройки.B2]=[$БД.A5];1;1;0)" office:value-type="float" office:value="1" calcext:value-type="float">
            <text:p>1</text:p>
          </table:table-cell>
          <table:table-cell table:style-name="ce47"/>
          <table:table-cell table:style-name="ce26" table:formula="of:=[.B67]*[.C67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67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506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3];1;[$Настройки.B5]=[$БД.A14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3];[$Настройки.B5]=[$БД.A14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3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46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2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2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2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2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[$'Покупные изделия'.C46]/2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2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2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 table:protected="true" table:protection-key="p4Ny5vDlpon8QpxCCy/aU4NHP8Y=" table:protection-key-digest-algorithm="http://www.w3.org/2000/09/xmldsig#sha1">
        <loext:table-protection loext:select-protected-cells="true" loext:select-unprotected-cells="tru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23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 table:protected="true" table:protection-key="p4Ny5vDlpon8QpxCCy/aU4NHP8Y=" table:protection-key-digest-algorithm="http://www.w3.org/2000/09/xmldsig#sha1">
        <loext:table-protection loext:select-protected-cells="true" loext:select-unprotected-cells="true"/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9];1;[$Настройки.B4]=[$БД.A10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9];1;[$Настройки.B4]=[$БД.A10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9];2;[$Настройки.B4]=[$БД.A10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COM.MICROSOFT.IFS([$Настройки.B2]=[$БД.A3];2;[$Настройки.B2]=[$БД.A4];2;[$Настройки.B2]=[$БД.A5];2)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COM.MICROSOFT.IFS([$Настройки.B2]=[$БД.A3];180;[$Настройки.B2]=[$БД.A4];180;[$Настройки.B2]=[$БД.A5]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47];0;[$Настройки.B11]=[$БД.A48];1;[$Настройки.B11]=[$БД.A49];1;[$Настройки.B11]=[$БД.A50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9];1;[$Настройки.B4]=[$БД.A10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9];1;[$Настройки.B4]=[$БД.A10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37];1;0)*[$'Покупные изделия'.D65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9];[$БД.B9];[$Настройки.B4]=[$БД.A10];[$БД.B10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9];[$БД.B9];[$БД.B10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14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63:'Покупные изделия'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7T01:49:20.142000000</dc:date>
    <meta:editing-duration>P4DT6H29M19S</meta:editing-duration>
    <meta:editing-cycles>168</meta:editing-cycles>
    <meta:generator>LibreOffice/7.1.4.2$Windows_X86_64 LibreOffice_project/a529a4fab45b75fefc5b6226684193eb000654f6</meta:generator>
    <meta:document-statistic meta:table-count="7" meta:cell-count="823" meta:object-count="0"/>
  </office:meta>
</office:document-meta>
</file>